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ab404" officeooo:paragraph-rsid="001ab404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ab404" officeooo:paragraph-rsid="001d98aa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officeooo:paragraph-rsid="001bd623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c394b" officeooo:paragraph-rsid="001c394b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c9a64" officeooo:paragraph-rsid="001c9a64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 style:master-page-name="HTML">
      <style:paragraph-properties fo:margin-top="0cm" fo:margin-bottom="0cm" style:contextual-spacing="false" style:page-number="auto"/>
      <style:text-properties style:font-name="Times New Roman" fo:font-size="12pt" fo:font-weight="bold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officeooo:paragraph-rsid="001bd623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officeooo:rsid="001e9ea9" officeooo:paragraph-rsid="001e9ea9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officeooo:rsid="001e9ea9" officeooo:paragraph-rsid="001f3d52" style:font-size-asian="12pt" style:font-size-complex="12pt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officeooo:rsid="001f3d52" officeooo:paragraph-rsid="001f3d52" style:font-size-asian="12pt" style:font-size-complex="12pt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d6af8"/>
    </style:style>
    <style:style style:name="T2" style:family="text">
      <style:text-properties officeooo:rsid="001f3d52"/>
    </style:style>
    <style:style style:name="T3" style:family="text">
      <style:text-properties officeooo:rsid="0020c210"/>
    </style:style>
    <style:style style:name="T4" style:family="text">
      <style:text-properties officeooo:rsid="0020f031"/>
    </style:style>
    <style:style style:name="T5" style:family="text">
      <style:text-properties officeooo:rsid="0021b07c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ame</text:p>
      <text:p text:style-name="P2">Samen für den Garten</text:p>
      <text:p text:style-name="P7"><text:bookmark text:name="bjia9"/><text:bookmark text:name="bjia8"/><text:bookmark text:name="bjia7"/></text:p>
      <text:p text:style-name="P7"><text:bookmark text:name="bjia11"/><text:bookmark text:name="bjia10"/>Beschreibung</text:p>
      <text:p text:style-name="P3"><text:bookmark text:name="bjia14"/><text:bookmark text:name="bjia13"/>Trommon möchte etwas Neues in seinem Garten anpflanzen. Da er sich selbst nicht besonders gut auskennt, braucht er Ursulas Hilfe. Besorge Trommon für seinen Garten ein paar Samen <text:span text:style-name="T1">von Ursula.</text:span></text:p>
      <text:p text:style-name="P2"/>
      <text:p text:style-name="P10"><text:bookmark text:name="bjia16"/><text:bookmark text:name="bjia15"/>Typ</text:p>
      <text:p text:style-name="P4">Sekundär</text:p>
      <text:p text:style-name="P1"/>
      <text:p text:style-name="P7"><text:bookmark text:name="x9n43"/><text:bookmark text:name="bjia18"/>Auftraggeber</text:p>
      <text:p text:style-name="P5">Trommon</text:p>
      <text:p text:style-name="P7"><text:bookmark text:name="v1ic1"/><text:bookmark text:name="v1ic0"/><text:bookmark text:name="bjia182"/></text:p>
      <text:p text:style-name="P7"><text:bookmark text:name="v1ic2"/><text:bookmark text:name="bjia183"/>Verlauf</text:p>
      <text:p text:style-name="P6">Man bekommt die Goldmünzen von Trommon, begibt sich zu Ursula, die einem einen ganz besonderen magischen Samen gibt.<text:line-break/>Bei Trommon angekommen erhält man eine Belohnung. Er überlässt es einem den Samen einzupflanzen und es entsteht ein magischer Baum mit <text:span text:style-name="T5">einer besonderen Fähigkeit.</text:span></text:p>
      <text:p text:style-name="P1"><text:bookmark text:name="bjia19"/><text:bookmark text:name="bjia185"/></text:p>
      <text:p text:style-name="P7"><text:bookmark text:name="bjia21"/><text:bookmark text:name="bjia20"/>Ziele</text:p>
      <text:list xml:id="list8088601679372872512" text:style-name="L1">
        <text:list-item>
          <text:p text:style-name="P11">Besorge ein paar Samen von Ursula.</text:p>
        </text:list-item>
        <text:list-item>
          <text:p text:style-name="P11">Bringe die Samen zu Trommon.</text:p>
        </text:list-item>
        <text:list-item>
          <text:p text:style-name="P12">Pflanze den magischen Samen ein. <text:span text:style-name="T2">(deaktiviert)</text:span></text:p>
        </text:list-item>
        <text:list-item>
          <text:p text:style-name="P13">Berichte Trommon davon. (deaktiviert)</text:p>
        </text:list-item>
      </text:list>
      <text:p text:style-name="P1"/>
      <text:p text:style-name="P8">Belohnungen</text:p>
      <text:list xml:id="list2956211261431945443" text:style-name="L2">
        <text:list-item>
          <text:p text:style-name="P14"><text:span text:style-name="T4">2</text:span>00 Erfahrung</text:p>
        </text:list-item>
        <text:list-item>
          <text:p text:style-name="P14"><text:span text:style-name="T3">100</text:span> Goldmünz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style:contextual-spacing="false" fo:text-indent="0cm" style:auto-text-indent="false"/>
      <style:text-properties style:font-name="Verdana" fo:font-family="Verdana, sans-serif" fo:font-size="10pt" style:font-name-asian="Verdana" style:font-family-asian="Verdana, sans-serif" style:font-size-asian="10pt" style:font-name-complex="Verdana" style:font-family-complex="Verdana, sans-serif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 style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7-30T15:44:42</meta:creation-date>
    <dc:language>en-US</dc:language>
    <meta:editing-cycles>17</meta:editing-cycles>
    <meta:editing-duration>PT38M4S</meta:editing-duration>
    <meta:initial-creator>Tamino Dauth</meta:initial-creator>
    <dc:date>2015-01-05T18:00:38.711000000</dc:date>
    <meta:document-statistic meta:table-count="0" meta:image-count="0" meta:object-count="0" meta:page-count="1" meta:paragraph-count="18" meta:word-count="116" meta:character-count="736" meta:non-whitespace-character-count="644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